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44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5.988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0.506cm"/>
    </style:style>
    <style:style style:name="co9" style:family="table-column">
      <style:table-column-properties fo:break-before="auto" style:column-width="6.096cm"/>
    </style:style>
    <style:style style:name="co10" style:family="table-column">
      <style:table-column-properties fo:break-before="auto" style:column-width="1.2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74pt solid #000000" fo:border-right="none" fo:border-top="none"/>
    </style:style>
    <style:style style:name="ce17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2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row table:style-name="ro1">
          <table:table-cell table:style-name="ce1"/>
          <table:table-cell table:style-name="ce7" table:number-columns-repeated="3"/>
          <table:table-cell table:style-name="ce11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Budget prévisionnel sur 12 mois</text:p>
          </table:table-cell>
          <table:covered-table-cell table:number-columns-repeated="3" table:style-name="ce7"/>
          <table:covered-table-cell table:style-name="ce11"/>
          <table:table-cell/>
          <table:table-cell table:style-name="ce1" office:value-type="string" calcext:value-type="string" table:number-columns-spanned="5" table:number-rows-spanned="1">
            <text:p>Budget d'exploitation mensuel</text:p>
          </table:table-cell>
          <table:covered-table-cell table:number-columns-repeated="3" table:style-name="ce7"/>
          <table:covered-table-cell table:style-name="ce11"/>
        </table:table-row>
        <table:table-row table:style-name="ro1">
          <table:table-cell table:style-name="ce2" office:value-type="string" calcext:value-type="string">
            <text:p>Charges</text:p>
          </table:table-cell>
          <table:table-cell table:number-columns-repeated="2"/>
          <table:table-cell table:style-name="ce9" office:value-type="string" calcext:value-type="string">
            <text:p>Produits</text:p>
          </table:table-cell>
          <table:table-cell table:number-columns-repeated="2"/>
          <table:table-cell table:style-name="ce2" office:value-type="string" calcext:value-type="string">
            <text:p>Charges</text:p>
          </table:table-cell>
          <table:table-cell table:number-columns-repeated="2"/>
          <table:table-cell table:style-name="ce9" office:value-type="string" calcext:value-type="string">
            <text:p>Produit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oyer+charges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Cotisations mensuelles + subvention</text:p>
          </table:table-cell>
          <table:table-cell table:formula="of:=[.H13]-SUM([.K5:.K12])" office:value-type="float" office:value="820" calcext:value-type="float">
            <text:p>820</text:p>
          </table:table-cell>
        </table:table-row>
        <table:table-row table:style-name="ro1">
          <table:table-cell table:style-name="ce4" office:value-type="string" calcext:value-type="string">
            <text:p>Equipement</text:p>
          </table:table-cell>
          <table:table-cell table:style-name="ce7" office:value-type="float" office:value="2000" calcext:value-type="float">
            <text:p>2000</text:p>
          </table:table-cell>
          <table:table-cell table:style-name="ce7"/>
          <table:table-cell table:style-name="ce7" office:value-type="string" calcext:value-type="string">
            <text:p>Investissement initial Hackstub</text:p>
          </table:table-cell>
          <table:table-cell table:style-name="ce11" office:value-type="float" office:value="1500" calcext:value-type="float">
            <text:p>1500</text:p>
          </table:table-cell>
          <table:table-cell/>
          <table:table-cell office:value-type="string" calcext:value-type="string">
            <text:p>Electricité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ons</text:p>
          </table:table-cell>
          <table:table-cell table:formula="of:=[.H26]*10+[.H27]*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onoraires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Apport en nature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ente à prix libre</text:p>
          </table:table-cell>
          <table:table-cell table:formula="of:= [.H8] * (1+[.H25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utres frais initiaux (pas de porte, caution)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Subvention pour investissement</text:p>
          </table:table-cell>
          <table:table-cell table:formula="of:=[.B8]-SUM([.E5:.E6])" office:value-type="float" office:value="2620" calcext:value-type="float">
            <text:p>2620</text:p>
          </table:table-cell>
          <table:table-cell/>
          <table:table-cell office:value-type="string" calcext:value-type="string">
            <text:p>Petit materiel + entretie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tisations visiteurs</text:p>
          </table:table-cell>
          <table:table-cell table:formula="of:=[.H22]*[.H28]"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string" calcext:value-type="string">
            <text:p>Sous Total Investissement</text:p>
          </table:table-cell>
          <table:table-cell table:style-name="ce8" table:formula="of:=SUM([.B5:.B7])" office:value-type="float" office:value="6120" calcext:value-type="float">
            <text:p>6120</text:p>
          </table:table-cell>
          <table:table-cell table:style-name="ce8"/>
          <table:table-cell table:style-name="ce10" office:value-type="string" calcext:value-type="string">
            <text:p>Sous Total Investissement</text:p>
          </table:table-cell>
          <table:table-cell table:style-name="ce13" table:formula="of:=SUM([.E5:.E7])" office:value-type="float" office:value="6120" calcext:value-type="float">
            <text:p>6120</text:p>
          </table:table-cell>
          <table:table-cell/>
          <table:table-cell office:value-type="string" calcext:value-type="string">
            <text:p>Food/drinks pour vente libr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ncair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cation + charges</text:p>
          </table:table-cell>
          <table:table-cell table:style-name="ce7" table:formula="of:=[.H4]*12" office:value-type="float" office:value="9840" calcext:value-type="float">
            <text:p>9840</text:p>
          </table:table-cell>
          <table:table-cell table:style-name="ce7"/>
          <table:table-cell table:style-name="ce7" office:value-type="string" calcext:value-type="string">
            <text:p>Cotisations mensuelles</text:p>
          </table:table-cell>
          <table:table-cell table:style-name="ce11" table:formula="of:=[.K4]*12*(1-[.H24])" office:value-type="float" office:value="2460" calcext:value-type="float">
            <text:p>2460</text:p>
          </table:table-cell>
          <table:table-cell/>
          <table:table-cell office:value-type="string" calcext:value-type="string">
            <text:p>Communic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ité</text:p>
          </table:table-cell>
          <table:table-cell table:formula="of:=[.H5]*12" office:value-type="float" office:value="300" calcext:value-type="float">
            <text:p>300</text:p>
          </table:table-cell>
          <table:table-cell/>
          <table:table-cell office:value-type="string" calcext:value-type="string">
            <text:p>Dons</text:p>
          </table:table-cell>
          <table:table-cell table:formula="of:=[.K5]*12" office:value-type="float" office:value="960" calcext:value-type="float">
            <text:p>960</text:p>
          </table:table-cell>
          <table:table-cell/>
          <table:table-cell office:value-type="string" calcext:value-type="string">
            <text:p>Assuran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formula="of:=[.H6]*12" office:value-type="float" office:value="360" calcext:value-type="float">
            <text:p>360</text:p>
          </table:table-cell>
          <table:table-cell/>
          <table:table-cell office:value-type="string" calcext:value-type="string">
            <text:p>Vente à prix libre</text:p>
          </table:table-cell>
          <table:table-cell table:formula="of:=[.K6]*12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it matériel + Entretien et réparation</text:p>
          </table:table-cell>
          <table:table-cell table:formula="of:=[.H7]*12" office:value-type="float" office:value="600" calcext:value-type="float">
            <text:p>600</text:p>
          </table:table-cell>
          <table:table-cell/>
          <table:table-cell office:value-type="string" calcext:value-type="string">
            <text:p>Cotisations visiteurs</text:p>
          </table:table-cell>
          <table:table-cell table:style-name="Default" table:formula="of:=[.K7]*12" office:value-type="float" office:value="420" calcext:value-type="float">
            <text:p>42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8" table:formula="of:=SUM([.H4:.H12])" office:value-type="float" office:value="1010" calcext:value-type="float">
            <text:p>1010</text:p>
          </table:table-cell>
          <table:table-cell table:style-name="ce8"/>
          <table:table-cell table:style-name="ce10" office:value-type="string" calcext:value-type="string">
            <text:p>Total</text:p>
          </table:table-cell>
          <table:table-cell table:style-name="ce13" table:formula="of:=SUM([.K4:.K12])"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Nourriture/Boisson pour vente libre</text:p>
          </table:table-cell>
          <table:table-cell table:formula="of:=[.H8]*12" office:value-type="float" office:value="600" calcext:value-type="float">
            <text:p>600</text:p>
          </table:table-cell>
          <table:table-cell/>
          <table:table-cell office:value-type="string" calcext:value-type="string">
            <text:p>Subvention pour exploitation</text:p>
          </table:table-cell>
          <table:table-cell table:formula="of:=[.K4]*12*[.H24]" office:value-type="float" office:value="7380" calcext:value-type="float">
            <text:p>7380</text:p>
          </table:table-cell>
          <table:table-cell/>
          <table:table-cell table:style-name="ce14" office:value-type="string" calcext:value-type="string">
            <text:p>+ Bénévolat (0.5 ETP)</text:p>
          </table:table-cell>
          <table:table-cell table:style-name="ce18" office:value-type="float" office:value="600" calcext:value-type="float">
            <text:p>600</text:p>
          </table:table-cell>
          <table:table-cell table:style-name="ce18"/>
          <table:table-cell table:style-name="ce18" office:value-type="string" calcext:value-type="string">
            <text:p>+ Bénévolat</text:p>
          </table:table-cell>
          <table:table-cell table:style-name="ce19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ancaire</text:p>
          </table:table-cell>
          <table:table-cell table:formula="of:=[.H9]*12" office:value-type="float" office:value="120" calcext:value-type="float">
            <text:p>12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ommunication</text:p>
          </table:table-cell>
          <table:table-cell table:formula="of:=[.H10]*12" office:value-type="float" office:value="120" calcext:value-type="float">
            <text:p>12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surance</text:p>
          </table:table-cell>
          <table:table-cell table:formula="of:=[.H11]*12" office:value-type="float" office:value="180" calcext:value-type="float">
            <text:p>18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5" office:value-type="string" calcext:value-type="string">
            <text:p>Sous total d'exploitation</text:p>
          </table:table-cell>
          <table:table-cell table:style-name="ce8" table:formula="of:=SUM([.B10:.B17])" office:value-type="float" office:value="12120" calcext:value-type="float">
            <text:p>12120</text:p>
          </table:table-cell>
          <table:table-cell table:style-name="ce8"/>
          <table:table-cell table:style-name="ce10" office:value-type="string" calcext:value-type="string">
            <text:p>Sous total d'exploitation</text:p>
          </table:table-cell>
          <table:table-cell table:style-name="ce13" table:formula="of:=SUM([.E10:.E17])" office:value-type="float" office:value="12120" calcext:value-type="float">
            <text:p>12120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Bénévolat (0.5 ETP)</text:p>
          </table:table-cell>
          <table:table-cell table:style-name="ce8" table:formula="of:=[.H14]*12" office:value-type="float" office:value="7200" calcext:value-type="float">
            <text:p>7200</text:p>
          </table:table-cell>
          <table:table-cell table:style-name="ce8"/>
          <table:table-cell table:style-name="ce8" office:value-type="string" calcext:value-type="string">
            <text:p>Bénévolat</text:p>
          </table:table-cell>
          <table:table-cell table:style-name="ce13" table:formula="of:=[.K14]*12" office:value-type="float" office:value="7200" calcext:value-type="float">
            <text:p>7200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15" office:value-type="string" calcext:value-type="string" table:number-columns-spanned="2" table:number-rows-spanned="1">
            <text:p>Autres variables d'entrées</text:p>
          </table:table-cell>
          <table:covered-table-cell table:style-name="ce11"/>
          <table:table-cell/>
          <table:table-cell table:style-name="ce20" office:value-type="string" calcext:value-type="string">
            <text:p>Variables de sortie</text:p>
          </table:table-cell>
          <table:table-cell table:style-name="ce1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[.B8]+[.B18]+[.B20]" office:value-type="float" office:value="25440" calcext:value-type="float">
            <text:p>25440</text:p>
          </table:table-cell>
          <table:table-cell table:style-name="ce8"/>
          <table:table-cell table:style-name="ce10" office:value-type="string" calcext:value-type="string">
            <text:p>Total</text:p>
          </table:table-cell>
          <table:table-cell table:style-name="ce13" table:formula="of:=[.E8]+[.E18]+[.E20]" office:value-type="float" office:value="25440" calcext:value-type="float">
            <text:p>25440</text:p>
          </table:table-cell>
          <table:table-cell/>
          <table:table-cell office:value-type="string" calcext:value-type="string">
            <text:p>Nombre de visiteurs / mois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Cotisation membres adhérents</text:p>
          </table:table-cell>
          <table:table-cell table:formula="of:=[.K4]/[.H23]" office:value-type="float" office:value="20" calcext:value-type="float">
            <text:p>2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Nombre de réguliers / mois</text:p>
          </table:table-cell>
          <table:table-cell table:style-name="ce12" office:value-type="float" office:value="41" calcext:value-type="float">
            <text:p>41</text:p>
          </table:table-cell>
          <table:table-cell/>
          <table:table-cell table:style-name="ce3" office:value-type="string" calcext:value-type="string">
            <text:p>Total subvention à demander</text:p>
          </table:table-cell>
          <table:table-cell table:formula="of:=[.E7]+[.E14]" office:value-type="float" office:value="10000" calcext:value-type="float">
            <text:p>1000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  <table:table-cell table:style-name="ce16" office:value-type="string" calcext:value-type="string">
            <text:p>Taux de financement par subvention la 1ère année</text:p>
          </table:table-cell>
          <table:table-cell table:style-name="ce12" office:value-type="float" office:value="0.75" calcext:value-type="float">
            <text:p>0.75</text:p>
          </table:table-cell>
          <table:table-cell/>
          <table:table-cell table:style-name="ce17" office:value-type="string" calcext:value-type="string">
            <text:p>Pourcentage de subvention dans le projet</text:p>
          </table:table-cell>
          <table:table-cell table:style-name="ce19" table:formula="of:=[.K23]/[.E22]" office:value-type="float" office:value="0.393081761006289" calcext:value-type="float">
            <text:p>0.39308176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ce16" office:value-type="string" calcext:value-type="string">
            <text:p>Taux de marges sur vente à prix libre</text:p>
          </table:table-cell>
          <table:table-cell table:style-name="ce12" office:value-type="float" office:value="0.5" calcext:value-type="float">
            <text:p>0.5</text:p>
          </table:table-cell>
          <table:table-cell/>
          <table:table-cell office:value-type="string" calcext:value-type="string">
            <text:p>Check charges = produits</text:p>
          </table:table-cell>
          <table:table-cell table:style-name="ce22" table:formula="of:=[.B22]=[.E22]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ce16" office:value-type="string" calcext:value-type="string">
            <text:p>Nombre de membres faisant un don régulier moyen de 10€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Subvention minimale nécessaire pour investissement + avoir 3 loyers d'avance </text:p>
          </table:table-cell>
          <table:table-cell table:style-name="Default" table:formula="of:=[.E7]+3*[.K4]" office:value-type="float" office:value="5080" calcext:value-type="float">
            <text:p>5080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/>
          <table:table-cell table:style-name="ce16" office:value-type="string" calcext:value-type="string">
            <text:p>Nombre de visiteurs faisant un don de 5€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5">
          <table:table-cell table:style-name="Default"/>
          <table:table-cell table:number-columns-repeated="3"/>
          <table:table-cell table:style-name="Default"/>
          <table:table-cell/>
          <table:table-cell table:style-name="ce17" office:value-type="string" calcext:value-type="string">
            <text:p>Cotisation annuelles (visiteurs) en €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2:49:19.748174624</meta:creation-date>
    <dc:date>2016-09-28T03:54:06.469913061</dc:date>
    <meta:editing-duration>PT49M35S</meta:editing-duration>
    <meta:editing-cycles>3</meta:editing-cycles>
    <meta:generator>LibreOffice/4.3.3.2$Linux_X86_64 LibreOffice_project/430m0$Build-2</meta:generator>
    <meta:document-statistic meta:table-count="1" meta:cell-count="118" meta:object-count="0"/>
  </office:meta>
</office:document-meta>
</file>